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fo:margin-top="0cm" fo:margin-bottom="0cm" table:align="margins" style:may-break-between-rows="true" table:border-model="collapsing"/>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vertical-align="middle" fo:background-color="#b2b2b2" fo:padding="0cm" fo:border="0.75pt solid #666666" style:writing-mode="page">
        <style:background-image/>
      </style:table-cell-properties>
    </style:style>
    <style:style style:name="Tabla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1.5" style:family="table-row">
      <style:table-row-properties fo:keep-together="auto"/>
    </style:style>
    <style:style style:name="Tabla1.A5" style:family="table-cell">
      <style:table-cell-properties style:vertical-align="middle" fo:background-color="#eeeeee" fo:padding="0cm" fo:border="0.75pt solid #666666" style:writing-mode="page">
        <style:background-image/>
      </style:table-cell-properties>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Text_20_body">
      <style:text-properties officeooo:rsid="0008a0c3" officeooo:paragraph-rsid="0008a0c3"/>
    </style:style>
    <style:style style:name="P4" style:family="paragraph" style:parent-style-name="Text_20_body">
      <style:text-properties officeooo:rsid="000949e2" officeooo:paragraph-rsid="000949e2"/>
    </style:style>
    <style:style style:name="P5" style:family="paragraph" style:parent-style-name="Title">
      <style:text-properties officeooo:rsid="000949e2" officeooo:paragraph-rsid="000949e2"/>
    </style:style>
    <style:style style:name="P6" style:family="paragraph" style:parent-style-name="Text_20_body">
      <style:paragraph-properties fo:text-align="center" style:justify-single-word="false"/>
      <style:text-properties officeooo:paragraph-rsid="000949e2"/>
    </style:style>
    <style:style style:name="P7" style:family="paragraph" style:parent-style-name="Text_20_body">
      <style:text-properties officeooo:paragraph-rsid="000949e2"/>
    </style:style>
    <style:style style:name="P8" style:family="paragraph" style:parent-style-name="Text_20_body">
      <style:text-properties officeooo:paragraph-rsid="0008a0c3"/>
    </style:style>
    <style:style style:name="P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8a0c3" officeooo:paragraph-rsid="0008a0c3"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8a0c3" officeooo:paragraph-rsid="0008a0c3"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ext_20_body">
      <style:text-properties fo:font-weight="bold" officeooo:rsid="000949e2" officeooo:paragraph-rsid="000949e2" style:font-weight-asian="bold" style:font-weight-complex="bold"/>
    </style:style>
    <style:style style:name="P12" style:family="paragraph" style:parent-style-name="Text_20_body">
      <style:text-properties fo:font-weight="normal" officeooo:rsid="000949e2" officeooo:paragraph-rsid="000949e2" style:font-weight-asian="normal" style:font-weight-complex="normal"/>
    </style:style>
    <style:style style:name="P13" style:family="paragraph" style:parent-style-name="Text_20_body">
      <style:text-properties fo:background-color="#ffff00"/>
    </style:style>
    <style:style style:name="P14" style:family="paragraph" style:parent-style-name="Text_20_body">
      <style:text-properties officeooo:rsid="0009a156" officeooo:paragraph-rsid="0009a156"/>
    </style:style>
    <style:style style:name="P15" style:family="paragraph" style:parent-style-name="Heading_20_1">
      <style:paragraph-properties fo:text-align="center" style:justify-single-word="false" fo:break-before="page"/>
    </style:style>
    <style:style style:name="P16" style:family="paragraph" style:parent-style-name="Heading_20_1">
      <style:paragraph-properties fo:text-align="center" style:justify-single-word="false"/>
      <style:text-properties officeooo:paragraph-rsid="000949e2"/>
    </style:style>
    <style:style style:name="P17" style:family="paragraph" style:parent-style-name="Heading_20_1">
      <style:text-properties officeooo:rsid="0008a0c3" officeooo:paragraph-rsid="0008a0c3"/>
    </style:style>
    <style:style style:name="P18" style:family="paragraph" style:parent-style-name="Heading_20_1">
      <style:paragraph-properties fo:break-before="page"/>
      <style:text-properties officeooo:rsid="0008a0c3" officeooo:paragraph-rsid="0008a0c3"/>
    </style:style>
    <style:style style:name="P19" style:family="paragraph" style:parent-style-name="Heading_20_1">
      <style:text-properties fo:font-weight="normal" officeooo:rsid="0008a0c3" officeooo:paragraph-rsid="0008a0c3" style:font-weight-asian="normal" style:font-weight-complex="normal"/>
    </style:style>
    <style:style style:name="P20" style:family="paragraph" style:parent-style-name="Heading_20_1">
      <style:text-properties officeooo:rsid="000949e2" officeooo:paragraph-rsid="000949e2"/>
    </style:style>
    <style:style style:name="P21" style:family="paragraph" style:parent-style-name="Heading_20_1">
      <style:text-properties officeooo:paragraph-rsid="000949e2"/>
    </style:style>
    <style:style style:name="P22" style:family="paragraph" style:parent-style-name="Heading_20_2">
      <style:text-properties officeooo:paragraph-rsid="0008a0c3"/>
    </style:style>
    <style:style style:name="P23" style:family="paragraph" style:parent-style-name="Heading_20_2">
      <style:text-properties officeooo:rsid="0008a0c3" officeooo:paragraph-rsid="0008a0c3"/>
    </style:style>
    <style:style style:name="P24" style:family="paragraph" style:parent-style-name="Heading_20_2">
      <style:text-properties officeooo:rsid="000949e2" officeooo:paragraph-rsid="000949e2"/>
    </style:style>
    <style:style style:name="P25" style:family="paragraph" style:parent-style-name="Heading_20_2">
      <style:text-properties officeooo:paragraph-rsid="000949e2"/>
    </style:style>
    <style:style style:name="P26" style:family="paragraph" style:parent-style-name="Heading_20_2">
      <style:text-properties officeooo:paragraph-rsid="0009a156"/>
    </style:style>
    <style:style style:name="P27" style:family="paragraph" style:parent-style-name="Text_20_body" style:list-style-name="L1">
      <style:text-properties officeooo:rsid="0008a0c3" officeooo:paragraph-rsid="0008a0c3"/>
    </style:style>
    <style:style style:name="P28" style:family="paragraph" style:parent-style-name="Text_20_body">
      <style:text-properties officeooo:rsid="0008a0c3" officeooo:paragraph-rsid="0008a0c3"/>
    </style:style>
    <style:style style:name="P29" style:family="paragraph" style:parent-style-name="Text_20_body" style:list-style-name="L2">
      <style:text-properties officeooo:rsid="0008a0c3" officeooo:paragraph-rsid="0008a0c3"/>
    </style:style>
    <style:style style:name="P30" style:family="paragraph" style:parent-style-name="Text_20_body" style:list-style-name="L3">
      <style:text-properties officeooo:rsid="0008a0c3" officeooo:paragraph-rsid="0008a0c3"/>
    </style:style>
    <style:style style:name="P31" style:family="paragraph" style:parent-style-name="Text_20_body" style:list-style-name="L5">
      <style:text-properties officeooo:rsid="0008a0c3" officeooo:paragraph-rsid="0008a0c3"/>
    </style:style>
    <style:style style:name="P32" style:family="paragraph" style:parent-style-name="Text_20_body" style:list-style-name="L3">
      <style:text-properties fo:font-weight="bold" officeooo:rsid="0008a0c3" officeooo:paragraph-rsid="0008a0c3" style:font-weight-asian="bold" style:font-weight-complex="bold"/>
    </style:style>
    <style:style style:name="P33" style:family="paragraph" style:parent-style-name="Text_20_body" style:list-style-name="L4">
      <style:text-properties fo:font-weight="bold" officeooo:rsid="0008a0c3" officeooo:paragraph-rsid="0008a0c3" style:font-weight-asian="bold" style:font-weight-complex="bold"/>
    </style:style>
    <style:style style:name="P34" style:family="paragraph" style:parent-style-name="Text_20_body" style:list-style-name="L7">
      <style:text-properties fo:font-weight="bold" officeooo:rsid="000949e2" officeooo:paragraph-rsid="000949e2" style:font-weight-asian="bold" style:font-weight-complex="bold"/>
    </style:style>
    <style:style style:name="P35" style:family="paragraph" style:parent-style-name="Text_20_body" style:list-style-name="L13">
      <style:text-properties fo:font-weight="bold" officeooo:rsid="000949e2" officeooo:paragraph-rsid="000949e2" style:font-weight-asian="bold" style:font-weight-complex="bold"/>
    </style:style>
    <style:style style:name="P36" style:family="paragraph" style:parent-style-name="Text_20_body" style:list-style-name="L15">
      <style:text-properties fo:font-weight="bold" officeooo:rsid="000949e2" officeooo:paragraph-rsid="000949e2" style:font-weight-asian="bold" style:font-weight-complex="bold"/>
    </style:style>
    <style:style style:name="P37" style:family="paragraph" style:parent-style-name="Text_20_body">
      <style:text-properties fo:font-weight="bold" officeooo:rsid="000949e2" officeooo:paragraph-rsid="000949e2" style:font-weight-asian="bold" style:font-weight-complex="bold"/>
    </style:style>
    <style:style style:name="P38" style:family="paragraph" style:parent-style-name="Text_20_body" style:list-style-name="L4">
      <style:text-properties fo:font-weight="normal" officeooo:rsid="0008a0c3" officeooo:paragraph-rsid="0008a0c3" style:font-weight-asian="normal" style:font-weight-complex="normal"/>
    </style:style>
    <style:style style:name="P39" style:family="paragraph" style:parent-style-name="Text_20_body">
      <style:text-properties fo:font-weight="normal" officeooo:rsid="0008a0c3" officeooo:paragraph-rsid="0008a0c3" style:font-weight-asian="normal" style:font-weight-complex="normal"/>
    </style:style>
    <style:style style:name="P40" style:family="paragraph" style:parent-style-name="Text_20_body">
      <style:text-properties fo:font-weight="normal" officeooo:rsid="000949e2" officeooo:paragraph-rsid="000949e2" style:font-weight-asian="normal" style:font-weight-complex="normal"/>
    </style:style>
    <style:style style:name="P41" style:family="paragraph" style:parent-style-name="Text_20_body" style:list-style-name="L9">
      <style:text-properties fo:font-weight="normal" officeooo:rsid="000949e2" officeooo:paragraph-rsid="000949e2" style:font-weight-asian="normal" style:font-weight-complex="normal"/>
    </style:style>
    <style:style style:name="P42" style:family="paragraph" style:parent-style-name="Text_20_body" style:list-style-name="L14">
      <style:text-properties fo:font-weight="normal" officeooo:rsid="000949e2" officeooo:paragraph-rsid="000949e2" style:font-weight-asian="normal" style:font-weight-complex="normal"/>
    </style:style>
    <style:style style:name="P43" style:family="paragraph" style:parent-style-name="Text_20_body" style:list-style-name="L16">
      <style:text-properties fo:font-weight="normal" officeooo:rsid="000949e2" officeooo:paragraph-rsid="000949e2" style:font-weight-asian="normal" style:font-weight-complex="normal"/>
    </style:style>
    <style:style style:name="P44" style:family="paragraph" style:parent-style-name="Text_20_body" style:list-style-name="L17">
      <style:text-properties fo:font-weight="normal" officeooo:rsid="000949e2" officeooo:paragraph-rsid="000949e2" style:font-weight-asian="normal" style:font-weight-complex="normal"/>
    </style:style>
    <style:style style:name="P45" style:family="paragraph" style:parent-style-name="Text_20_body">
      <style:text-properties fo:font-weight="normal" officeooo:rsid="000a4c11" officeooo:paragraph-rsid="000a4c11" style:font-weight-asian="normal" style:font-weight-complex="normal"/>
    </style:style>
    <style:style style:name="P46" style:family="paragraph" style:parent-style-name="Text_20_body" style:list-style-name="L5">
      <style:text-properties officeooo:paragraph-rsid="0008a0c3"/>
    </style:style>
    <style:style style:name="P47" style:family="paragraph" style:parent-style-name="Text_20_body" style:list-style-name="L6">
      <style:text-properties officeooo:rsid="000949e2" officeooo:paragraph-rsid="000949e2"/>
    </style:style>
    <style:style style:name="P48" style:family="paragraph" style:parent-style-name="Text_20_body" style:list-style-name="L8">
      <style:text-properties officeooo:rsid="000949e2" officeooo:paragraph-rsid="000949e2"/>
    </style:style>
    <style:style style:name="P49" style:family="paragraph" style:parent-style-name="Text_20_body" style:list-style-name="L9">
      <style:text-properties officeooo:rsid="000949e2" officeooo:paragraph-rsid="000949e2"/>
    </style:style>
    <style:style style:name="P50" style:family="paragraph" style:parent-style-name="Text_20_body" style:list-style-name="L10">
      <style:text-properties officeooo:rsid="000949e2" officeooo:paragraph-rsid="000949e2"/>
    </style:style>
    <style:style style:name="P51" style:family="paragraph" style:parent-style-name="Text_20_body" style:list-style-name="L11">
      <style:text-properties officeooo:rsid="000949e2" officeooo:paragraph-rsid="000949e2"/>
    </style:style>
    <style:style style:name="P52" style:family="paragraph" style:parent-style-name="Text_20_body" style:list-style-name="L12">
      <style:text-properties officeooo:rsid="000949e2" officeooo:paragraph-rsid="000949e2"/>
    </style:style>
    <style:style style:name="P53" style:family="paragraph" style:parent-style-name="Text_20_body" style:list-style-name="L15">
      <style:text-properties officeooo:rsid="000949e2" officeooo:paragraph-rsid="000949e2"/>
    </style:style>
    <style:style style:name="P54" style:family="paragraph" style:parent-style-name="Text_20_body" style:list-style-name="L18">
      <style:text-properties officeooo:rsid="000949e2" officeooo:paragraph-rsid="000949e2"/>
    </style:style>
    <style:style style:name="P55" style:family="paragraph" style:parent-style-name="Text_20_body" style:list-style-name="L19">
      <style:text-properties officeooo:rsid="000949e2" officeooo:paragraph-rsid="000949e2"/>
    </style:style>
    <style:style style:name="P56" style:family="paragraph" style:parent-style-name="Text_20_body" style:list-style-name="L20">
      <style:text-properties officeooo:rsid="000949e2" officeooo:paragraph-rsid="000949e2"/>
    </style:style>
    <style:style style:name="P57" style:family="paragraph" style:parent-style-name="Text_20_body" style:list-style-name="L21">
      <style:text-properties officeooo:rsid="0009a156" officeooo:paragraph-rsid="0009a156"/>
    </style:style>
    <style:style style:name="P58" style:family="paragraph" style:parent-style-name="Text_20_body" style:list-style-name="L22">
      <style:text-properties officeooo:rsid="0009a156" officeooo:paragraph-rsid="0009a156"/>
    </style:style>
    <style:style style:name="P59" style:family="paragraph" style:parent-style-name="Text_20_body" style:list-style-name="L23">
      <style:text-properties officeooo:rsid="0009a156" officeooo:paragraph-rsid="0009a156"/>
    </style:style>
    <style:style style:name="P60" style:family="paragraph" style:parent-style-name="Text_20_body" style:list-style-name="L24">
      <style:text-properties officeooo:rsid="0009a156" officeooo:paragraph-rsid="0009a156"/>
    </style:style>
    <style:style style:name="P61" style:family="paragraph" style:parent-style-name="Text_20_body">
      <style:text-properties officeooo:rsid="000a4c11" officeooo:paragraph-rsid="000a4c11"/>
    </style:style>
    <style:style style:name="T1" style:family="text">
      <style:text-properties officeooo:rsid="0008a0c3"/>
    </style:style>
    <style:style style:name="T2" style:family="text">
      <style:text-properties fo:font-weight="bold" style:font-weight-asian="bold" style:font-weight-complex="bold"/>
    </style:style>
    <style:style style:name="T3" style:family="text">
      <style:text-properties fo:font-weight="bold" officeooo:rsid="0008a0c3" style:font-weight-asian="bold" style:font-weight-complex="bold"/>
    </style:style>
    <style:style style:name="T4"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XAMEN EIE</text:p>
      <text:p text:style-name="P4"/>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text:a xlink:type="simple" xlink:href="#__RefHeading___Toc148_2247864535" text:style-name="Index_20_Link" text:visited-style-name="Index_20_Link">TEMA 1<text:tab/>2</text:a></text:p>
          <text:p text:style-name="P1"><text:a xlink:type="simple" xlink:href="#__RefHeading___Toc110_2247864535" text:style-name="Index_20_Link" text:visited-style-name="Index_20_Link">1. Trabajador por cuenta propia/ajena<text:tab/>2</text:a></text:p>
          <text:p text:style-name="P2"><text:a xlink:type="simple" xlink:href="#__RefHeading___Toc112_2247864535" text:style-name="Index_20_Link" text:visited-style-name="Index_20_Link">A) Empresario a la fuerza:<text:tab/>2</text:a></text:p>
          <text:p text:style-name="P1"><text:a xlink:type="simple" xlink:href="#__RefHeading___Toc114_2247864535" text:style-name="Index_20_Link" text:visited-style-name="Index_20_Link">2. Requisitos y teorías del empresarios<text:tab/>2</text:a></text:p>
          <text:p text:style-name="P2"><text:a xlink:type="simple" xlink:href="#__RefHeading___Toc116_2247864535" text:style-name="Index_20_Link" text:visited-style-name="Index_20_Link">A) Requisitos básicos del empresario:<text:tab/>2</text:a></text:p>
          <text:p text:style-name="P2"><text:a xlink:type="simple" xlink:href="#__RefHeading___Toc118_2247864535" text:style-name="Index_20_Link" text:visited-style-name="Index_20_Link">B) La zona de confort:<text:tab/>2</text:a></text:p>
          <text:p text:style-name="P2"><text:a xlink:type="simple" xlink:href="#__RefHeading___Toc120_2247864535" text:style-name="Index_20_Link" text:visited-style-name="Index_20_Link">C) Teorías del empresario:<text:tab/>3</text:a></text:p>
          <text:p text:style-name="P2"><text:a xlink:type="simple" xlink:href="#__RefHeading___Toc122_2247864535" text:style-name="Index_20_Link" text:visited-style-name="Index_20_Link">D) El emprendedor en cifras:<text:tab/>3</text:a></text:p>
          <text:p text:style-name="P1"><text:a xlink:type="simple" xlink:href="#__RefHeading___Toc124_2247864535" text:style-name="Index_20_Link" text:visited-style-name="Index_20_Link">Soft Skills<text:tab/>3</text:a></text:p>
          <text:p text:style-name="P1"><text:a xlink:type="simple" xlink:href="#__RefHeading___Toc126_2247864535" text:style-name="Index_20_Link" text:visited-style-name="Index_20_Link">3. El espíritu emprendedor<text:tab/>4</text:a></text:p>
          <text:p text:style-name="P2"><text:a xlink:type="simple" xlink:href="#__RefHeading___Toc128_2247864535" text:style-name="Index_20_Link" text:visited-style-name="Index_20_Link">A) Tipos de emprendedores:<text:tab/>4</text:a></text:p>
          <text:p text:style-name="P1"><text:a xlink:type="simple" xlink:href="#__RefHeading___Toc130_2247864535" text:style-name="Index_20_Link" text:visited-style-name="Index_20_Link">4. Características personales de los emprendedores<text:tab/>4</text:a></text:p>
          <text:p text:style-name="P1"><text:a xlink:type="simple" xlink:href="#__RefHeading___Toc132_2247864535" text:style-name="Index_20_Link" text:visited-style-name="Index_20_Link">5. La idea de negocio<text:tab/>5</text:a></text:p>
          <text:p text:style-name="P2"><text:a xlink:type="simple" xlink:href="#__RefHeading___Toc134_2247864535" text:style-name="Index_20_Link" text:visited-style-name="Index_20_Link">A) Fuentes de ideas de negocio:<text:tab/>5</text:a></text:p>
          <text:p text:style-name="P2"><text:a xlink:type="simple" xlink:href="#__RefHeading___Toc136_2247864535" text:style-name="Index_20_Link" text:visited-style-name="Index_20_Link">B) Propuesta de valor de la idea:<text:tab/>5</text:a></text:p>
          <text:p text:style-name="P1"><text:a xlink:type="simple" xlink:href="#__RefHeading___Toc150_2247864535" text:style-name="Index_20_Link" text:visited-style-name="Index_20_Link">TEMA 2<text:tab/>6</text:a></text:p>
          <text:p text:style-name="P1"><text:a xlink:type="simple" xlink:href="#__RefHeading___Toc138_2247864535" text:style-name="Index_20_Link" text:visited-style-name="Index_20_Link">1. El Mercado<text:tab/>6</text:a></text:p>
          <text:p text:style-name="P2"><text:a xlink:type="simple" xlink:href="#__RefHeading___Toc140_2247864535" text:style-name="Index_20_Link" text:visited-style-name="Index_20_Link">A) Tamaño, cuota y estructura del mercados<text:tab/>6</text:a></text:p>
          <text:p text:style-name="P2"><text:a xlink:type="simple" xlink:href="#__RefHeading___Toc142_2247864535" text:style-name="Index_20_Link" text:visited-style-name="Index_20_Link">B) Equilibrio de mercado:<text:tab/>6</text:a></text:p>
          <text:p text:style-name="P1"><text:a xlink:type="simple" xlink:href="#__RefHeading___Toc144_2247864535" text:style-name="Index_20_Link" text:visited-style-name="Index_20_Link">2. Tipos de Mercado<text:tab/>6</text:a></text:p>
          <text:p text:style-name="P1"><text:a xlink:type="simple" xlink:href="#__RefHeading___Toc146_2247864535" text:style-name="Index_20_Link" text:visited-style-name="Index_20_Link">3. La segmentación del mercado<text:tab/>7</text:a></text:p>
          <text:p text:style-name="P2"><text:a xlink:type="simple" xlink:href="#__RefHeading___Toc152_2247864535" text:style-name="Index_20_Link" text:visited-style-name="Index_20_Link">A) Cómo segmentar el mercado:<text:tab/>7</text:a></text:p>
          <text:p text:style-name="P1"><text:a xlink:type="simple" xlink:href="#__RefHeading___Toc154_2247864535" text:style-name="Index_20_Link" text:visited-style-name="Index_20_Link">4. Estudio del mercado: los clientes<text:tab/>7</text:a></text:p>
          <text:p text:style-name="P2"><text:a xlink:type="simple" xlink:href="#__RefHeading___Toc156_2247864535" text:style-name="Index_20_Link" text:visited-style-name="Index_20_Link">A) Análisis de nuestro cliente objetivo o “Target”<text:tab/>7</text:a></text:p>
          <text:p text:style-name="P1"><text:a xlink:type="simple" xlink:href="#__RefHeading___Toc158_2247864535" text:style-name="Index_20_Link" text:visited-style-name="Index_20_Link">TEMA 3<text:tab/>8</text:a></text:p>
          <text:p text:style-name="P1"><text:a xlink:type="simple" xlink:href="#__RefHeading___Toc160_2247864535" text:style-name="Index_20_Link" text:visited-style-name="Index_20_Link">1. El entorno general de las empresas<text:tab/>8</text:a></text:p>
          <text:p text:style-name="P1"><text:a xlink:type="simple" xlink:href="#__RefHeading___Toc162_2247864535" text:style-name="Index_20_Link" text:visited-style-name="Index_20_Link">2. Tipos de entorno: sencillo/cambiante<text:tab/>8</text:a></text:p>
          <text:p text:style-name="P1"><text:a xlink:type="simple" xlink:href="#__RefHeading___Toc164_2247864535" text:style-name="Index_20_Link" text:visited-style-name="Index_20_Link">3. El entorno específico del sector o microentorno<text:tab/>8</text:a></text:p>
          <text:p text:style-name="P1"><text:a xlink:type="simple" xlink:href="#__RefHeading___Toc166_2247864535" text:style-name="Index_20_Link" text:visited-style-name="Index_20_Link">4. Análisis de la competencia<text:tab/>9</text:a></text:p>
          <text:p text:style-name="P1"><text:a xlink:type="simple" xlink:href="#__RefHeading___Toc168_2247864535" text:style-name="Index_20_Link" text:visited-style-name="Index_20_Link">5. El análisis D.A.F.O. del entorno y de la empresa<text:tab/>9</text:a></text:p>
          <text:p text:style-name="P1"><text:a xlink:type="simple" xlink:href="#__RefHeading___Toc170_2247864535" text:style-name="Index_20_Link" text:visited-style-name="Index_20_Link">6. Localización del proyecto empresarial<text:tab/>10</text:a></text:p>
          <text:p text:style-name="P2"><text:a xlink:type="simple" xlink:href="#__RefHeading___Toc172_2247864535" text:style-name="Index_20_Link" text:visited-style-name="Index_20_Link">La externalización o deslocalización:<text:tab/>10</text:a></text:p>
          <text:p text:style-name="P1"><text:a xlink:type="simple" xlink:href="#__RefHeading___Toc174_2247864535" text:style-name="Index_20_Link" text:visited-style-name="Index_20_Link">7. La cultura empresarial e imagen corporativa.<text:tab/>11</text:a></text:p>
        </text:index-body>
      </text:table-of-content>
      <text:p text:style-name="P4"/>
      <text:h text:style-name="P15" text:outline-level="1"><text:bookmark-start text:name="__RefHeading___Toc148_2247864535"/>TEMA 1<text:bookmark-end text:name="__RefHeading___Toc148_2247864535"/></text:h>
      <text:h text:style-name="P17" text:outline-level="1"><text:bookmark-start text:name="__RefHeading___Toc110_2247864535"/>1. Trabajador por cuenta propia/ajena<text:bookmark-end text:name="__RefHeading___Toc110_2247864535"/></text:h>
      <text:p text:style-name="P8"/>
      <text:p text:style-name="P3">Diferencias entre trabajador por cuenta ajena o por cuenta propia:</text:p>
      <table:table table:name="Tabla1" table:style-name="Tabla1" table:template-name="Simple Grid Rows">
        <table:table-column table:style-name="Tabla1.A"/>
        <table:table-column table:style-name="Tabla1.B"/>
        <table:table-row>
          <table:table-cell table:style-name="Tabla1.A1" office:value-type="string">
            <text:p text:style-name="P9">Trabajador por cuenta ajena</text:p>
          </table:table-cell>
          <table:table-cell table:style-name="Tabla1.A1" office:value-type="string">
            <text:p text:style-name="P9">Trabajador por cuenta propia</text:p>
          </table:table-cell>
        </table:table-row>
        <table:table-row>
          <table:table-cell table:style-name="Tabla1.A2" office:value-type="string">
            <text:p text:style-name="P10">Dependes de un jefe</text:p>
          </table:table-cell>
          <table:table-cell table:style-name="Tabla1.A2" office:value-type="string">
            <text:p text:style-name="P10">Eres tu jefe</text:p>
          </table:table-cell>
        </table:table-row>
        <table:table-row>
          <table:table-cell table:style-name="Tabla1.A3" office:value-type="string">
            <text:p text:style-name="P10">Sólo tienes que cumplir con tu trabajo</text:p>
          </table:table-cell>
          <table:table-cell table:style-name="Tabla1.A3" office:value-type="string">
            <text:p text:style-name="P10">Tienes responsabilidad de que funcione el negocio</text:p>
          </table:table-cell>
        </table:table-row>
        <table:table-row>
          <table:table-cell table:style-name="Tabla1.A2" office:value-type="string">
            <text:p text:style-name="P10">Salario fijo</text:p>
          </table:table-cell>
          <table:table-cell table:style-name="Tabla1.A2" office:value-type="string">
            <text:p text:style-name="P10">Se asume el riesgo económico</text:p>
          </table:table-cell>
        </table:table-row>
        <table:table-row table:style-name="Tabla1.5">
          <table:table-cell table:style-name="Tabla1.A5" office:value-type="string">
            <text:p text:style-name="P10">La satisfacción viene del cliente y del funcionamiento de la empresa</text:p>
          </table:table-cell>
          <table:table-cell table:style-name="Tabla1.A5" office:value-type="string">
            <text:p text:style-name="P10">Satisfacción personal y profesional de asumir un reto empresarial</text:p>
          </table:table-cell>
        </table:table-row>
      </table:table>
      <text:list text:style-name="L1">
        <text:list-header>
          <text:p text:style-name="P27"/>
        </text:list-header>
      </text:list>
      <text:h text:style-name="Heading_20_2" text:outline-level="2"><text:bookmark-start text:name="__RefHeading___Toc112_2247864535"/>A) Empresario a la fuerza:<text:bookmark-end text:name="__RefHeading___Toc112_2247864535"/></text:h>
      <text:p text:style-name="P3">Son empresarios que se ven obligados a montar una empresa aunque no sea su deseo. </text:p>
      <text:p text:style-name="P3">Motivos vs Motivación:</text:p>
      <text:p text:style-name="P3">Los motivos es lo que hace que creemos la empresa y la motivación es la ilusión dedicada al proyecto llevado a cabo.</text:p>
      <text:p text:style-name="P8"/>
      <text:h text:style-name="P17" text:outline-level="1"><text:bookmark-start text:name="__RefHeading___Toc114_2247864535"/>2. Requisitos y teorías del empresarios<text:bookmark-end text:name="__RefHeading___Toc114_2247864535"/></text:h>
      <text:p text:style-name="P8"/>
      <text:h text:style-name="P22" text:outline-level="2"><text:bookmark-start text:name="__RefHeading___Toc116_2247864535"/>A) <text:span text:style-name="T1">Requisitos básicos del empresario</text:span>:<text:bookmark-end text:name="__RefHeading___Toc116_2247864535"/></text:h>
      <text:p text:style-name="P8"/>
      <text:list text:style-name="L2">
        <text:list-item>
          <text:p text:style-name="P29">Riesgo: aceptar el riesgo de montar una empresa.</text:p>
        </text:list-item>
        <text:list-item>
          <text:p text:style-name="P29">Capital y tecnología: tener el capital inicial y el acceso a la tecnologñia necesaria.</text:p>
        </text:list-item>
        <text:list-item>
          <text:p text:style-name="P29">Habilidades: </text:p>
          <text:list>
            <text:list-item>
              <text:p text:style-name="P29">Conocer el negocio</text:p>
            </text:list-item>
            <text:list-item>
              <text:p text:style-name="P29">Disponer de conocimientos de administración y gestión </text:p>
            </text:list-item>
            <text:list-item>
              <text:p text:style-name="P29">Habilidades personales y sociales</text:p>
            </text:list-item>
          </text:list>
        </text:list-item>
      </text:list>
      <text:p text:style-name="P3"/>
      <text:h text:style-name="P22" text:outline-level="2"><text:bookmark-start text:name="__RefHeading___Toc118_2247864535"/>B<text:span text:style-name="T1">) La zona de confort:</text:span><text:bookmark-end text:name="__RefHeading___Toc118_2247864535"/></text:h>
      <text:p text:style-name="P8"/>
      <text:list text:style-name="L3">
        <text:list-item>
          <text:p text:style-name="P30"><text:soft-page-break/><text:span text:style-name="T2">Zona psicológica segura</text:span> donde dominas el entorno. Suelen ser las cosas que hacemos habitualmente.</text:p>
        </text:list-item>
        <text:list-item>
          <text:p text:style-name="P32">Zona de aprendizaje <text:span text:style-name="T4">donde se amplía la visión del mundo, donde vemos cosas nuevas y se aprende de lo que nos rodea.</text:span></text:p>
        </text:list-item>
        <text:list-item>
          <text:p text:style-name="P32">Zona de pánico o miedo/Zona mágica<text:span text:style-name="T4"> donde no estaríamos cómodos y todo sería abrumador, por lo que no aprendemos y fallamos continuamente.</text:span></text:p>
        </text:list-item>
      </text:list>
      <text:p text:style-name="P8"/>
      <text:h text:style-name="P23" text:outline-level="2"><text:bookmark-start text:name="__RefHeading___Toc120_2247864535"/>C) Teorías del empresario:<text:bookmark-end text:name="__RefHeading___Toc120_2247864535"/></text:h>
      <text:p text:style-name="P8"/>
      <text:list text:style-name="L4">
        <text:list-item>
          <text:p text:style-name="P33">Teoría de la oportunidad: <text:span text:style-name="T4">El empresario es el que sabe ver una oportunidad de negocio en el mercado donde otros no ven nada.</text:span></text:p>
        </text:list-item>
        <text:list-item>
          <text:p text:style-name="P33">Teorías socioculturales: <text:span text:style-name="T4">Son las condiciones sociales y culturales las que facilitan o no que aparezcan empresarios. Se destacan dos:</text:span></text:p>
          <text:list>
            <text:list-item>
              <text:p text:style-name="P38">Teoría de la incubadora: Empresarios que sacan ideas de negocio trabajando en otras empresas.</text:p>
            </text:list-item>
            <text:list-item>
              <text:p text:style-name="P38">Teoría de la marginación social: Empresarios que surgen al perder su empleo y no conseguir encontrar otro.</text:p>
            </text:list-item>
          </text:list>
        </text:list-item>
      </text:list>
      <text:p text:style-name="P39"/>
      <text:h text:style-name="P23" text:outline-level="2"><text:bookmark-start text:name="__RefHeading___Toc122_2247864535"/>D) El emprendedor en cifras:<text:bookmark-end text:name="__RefHeading___Toc122_2247864535"/></text:h>
      <text:p text:style-name="P8"/>
      <text:list text:style-name="L5">
        <text:list-item>
          <text:p text:style-name="P46"><text:span text:style-name="T1">El </text:span><text:span text:style-name="T3">80%</text:span><text:span text:style-name="T1"> de los empresarios no dura 2 años.</text:span></text:p>
        </text:list-item>
        <text:list-item>
          <text:p text:style-name="P31">El <text:span text:style-name="T2">10%</text:span> de los empresarios llega a los 10 años.</text:p>
        </text:list-item>
      </text:list>
      <text:p text:style-name="P39"/>
      <text:h text:style-name="P19" text:outline-level="1"><text:bookmark-start text:name="__RefHeading___Toc124_2247864535"/>Soft Skills<text:bookmark-end text:name="__RefHeading___Toc124_2247864535"/></text:h>
      <text:p text:style-name="P39"/>
      <text:p text:style-name="P39">Habilidades interpersonales que definen a un trabajador a mayores de las Hard Skills (habilidades técnicas adquiridas).</text:p>
      <text:h text:style-name="P19" text:outline-level="1" text:is-list-header="true"/>
      <text:h text:style-name="P19" text:outline-level="1" text:is-list-header="true"/>
      <text:h text:style-name="P18" text:outline-level="1"><text:bookmark-start text:name="__RefHeading___Toc126_2247864535"/>3. El espíritu emprendedor<text:bookmark-end text:name="__RefHeading___Toc126_2247864535"/></text:h>
      <text:p text:style-name="P8"/>
      <text:p text:style-name="P4">Hace referencia a la capacidad innovadora de probar cosas nuevas o hacerlas de una manera diferente. </text:p>
      <text:p text:style-name="P4">Formas de ser innovador:</text:p>
      <text:list text:style-name="L6">
        <text:list-item>
          <text:p text:style-name="P47">Un nuevo producto.</text:p>
        </text:list-item>
        <text:list-item>
          <text:p text:style-name="P47">Abrirse a un nuevo mercado o clientes.</text:p>
        </text:list-item>
        <text:list-item>
          <text:p text:style-name="P47">Descubrir una nueva fuente de materia prima.</text:p>
        </text:list-item>
        <text:list-item>
          <text:p text:style-name="P47">Nueva manera de producir el producto u ofrecer el servicio.</text:p>
        </text:list-item>
        <text:list-item>
          <text:p text:style-name="P47">Organizar la empresa de una manera diferente.</text:p>
        </text:list-item>
      </text:list>
      <text:p text:style-name="P4"/>
      <text:p text:style-name="P11">Definición de un emprendedor:</text:p>
      <text:p text:style-name="P13">Aquella persona que convierte una idea en un proyecto concreto, ya sea una empresa o una organización con fines sociales, generando algún tipo de innovación en el entorno.</text:p>
      <text:p text:style-name="P12"/>
      <text:h text:style-name="P24" text:outline-level="2"><text:bookmark-start text:name="__RefHeading___Toc128_2247864535"/>A) Tipos de emprendedores:<text:bookmark-end text:name="__RefHeading___Toc128_2247864535"/></text:h>
      <text:p text:style-name="P7"/>
      <text:list text:style-name="L7">
        <text:list-item>
          <text:p text:style-name="P34">Emprendedor empresario: <text:span text:style-name="T4">Crea la empresa desde el inicio asumiendo el riesgo.</text:span></text:p>
        </text:list-item>
        <text:list-item>
          <text:p text:style-name="P34">Emprendedor corporativo: <text:span text:style-name="T4">Trabaja dentro de una organización pero tiene la libertad de plantear nuevos proyectos.</text:span></text:p>
        </text:list-item>
      </text:list>
      <text:p text:style-name="P12"/>
      <text:h text:style-name="P20" text:outline-level="1"><text:bookmark-start text:name="__RefHeading___Toc130_2247864535"/>4. Características personales de los emprendedores<text:bookmark-end text:name="__RefHeading___Toc130_2247864535"/></text:h>
      <text:p text:style-name="P7"/>
      <text:list text:style-name="L8">
        <text:list-item>
          <text:p text:style-name="P48">Creatividad e innovación</text:p>
        </text:list-item>
        <text:list-item>
          <text:p text:style-name="P48">Asumir el riesgo</text:p>
        </text:list-item>
        <text:list-item>
          <text:p text:style-name="P48">Persistencia</text:p>
        </text:list-item>
        <text:list-item>
          <text:p text:style-name="P48">Autoconfianza pero autocrítica</text:p>
        </text:list-item>
        <text:list-item>
          <text:p text:style-name="P48">Organización</text:p>
        </text:list-item>
        <text:list-item>
          <text:p text:style-name="P48">Trabajo</text:p>
        </text:list-item>
        <text:list-item>
          <text:p text:style-name="P48">Habilidades sociales</text:p>
        </text:list-item>
        <text:list-item>
          <text:p text:style-name="P48">Honradez</text:p>
        </text:list-item>
      </text:list>
      <text:p text:style-name="P4"><text:soft-page-break/></text:p>
      <text:h text:style-name="P20" text:outline-level="1"><text:bookmark-start text:name="__RefHeading___Toc132_2247864535"/>5. La idea de negocio<text:bookmark-end text:name="__RefHeading___Toc132_2247864535"/></text:h>
      <text:p text:style-name="P7"/>
      <text:p text:style-name="P4">La idea es la visión que tiene el emprendedor de su proyecto, la cual resume 4 puntos:</text:p>
      <text:list text:style-name="L9">
        <text:list-item>
          <text:p text:style-name="P49">Actividad a la que se va a dedicar</text:p>
        </text:list-item>
        <text:list-item>
          <text:p text:style-name="P49">A quien le va a vender el producto y que necesidad va a cubrir.</text:p>
        </text:list-item>
        <text:list-item>
          <text:p text:style-name="P49">El porqué de la vente de ese producto <text:span text:style-name="T2">(Propuesta de valor).</text:span></text:p>
        </text:list-item>
        <text:list-item>
          <text:p text:style-name="P41">Que objetivos pretende alcanzar a corto plazo (1año)</text:p>
        </text:list-item>
      </text:list>
      <text:p text:style-name="P12"/>
      <text:h text:style-name="P25" text:outline-level="2"><text:bookmark-start text:name="__RefHeading___Toc134_2247864535"/>A) Fuentes de ideas de negocio:<text:bookmark-end text:name="__RefHeading___Toc134_2247864535"/></text:h>
      <text:p text:style-name="P7"/>
      <text:p text:style-name="P4">Características personales:</text:p>
      <text:list text:style-name="L10">
        <text:list-item>
          <text:p text:style-name="P50">Experiencia profesional en otra empresa.</text:p>
        </text:list-item>
        <text:list-item>
          <text:p text:style-name="P50">Aficiones personales.</text:p>
        </text:list-item>
      </text:list>
      <text:p text:style-name="P4">La observación del entorno económico:</text:p>
      <text:list text:style-name="L11">
        <text:list-item>
          <text:p text:style-name="P51">Observación de una carencia en el mercado.</text:p>
        </text:list-item>
        <text:list-item>
          <text:p text:style-name="P51">Estudio de otros mercados.</text:p>
        </text:list-item>
        <text:list-item>
          <text:p text:style-name="P51">Observación de tendencias.</text:p>
        </text:list-item>
      </text:list>
      <text:p text:style-name="P4">Innovación de un producto:</text:p>
      <text:list text:style-name="L12">
        <text:list-item>
          <text:p text:style-name="P52">Ofrecer un producto nuevo.</text:p>
        </text:list-item>
        <text:list-item>
          <text:p text:style-name="P52">Ofrecer un producto que ya existe pero de forma distinta.</text:p>
        </text:list-item>
      </text:list>
      <text:p text:style-name="P4"/>
      <text:h text:style-name="Heading_20_2" text:outline-level="2"><text:bookmark-start text:name="__RefHeading___Toc136_2247864535"/>B) Propuesta de valor de la idea:<text:bookmark-end text:name="__RefHeading___Toc136_2247864535"/></text:h>
      <text:p text:style-name="Text_20_body"/>
      <text:p text:style-name="P4">Es lo que da importancia a la idea de negocio, el <text:span text:style-name="T2">por qué</text:span> alguien debería comprar tu producto y no otro. </text:p>
      <text:p text:style-name="P4"/>
      <text:p text:style-name="P4"/>
      <text:h text:style-name="P15" text:outline-level="1"><text:bookmark-start text:name="__RefHeading___Toc150_2247864535"/>TEMA 2<text:bookmark-end text:name="__RefHeading___Toc150_2247864535"/></text:h>
      <text:h text:style-name="P20" text:outline-level="1"><text:bookmark-start text:name="__RefHeading___Toc138_2247864535"/>1. El Mercado<text:bookmark-end text:name="__RefHeading___Toc138_2247864535"/></text:h>
      <text:p text:style-name="P7"/>
      <text:p text:style-name="P4">Por mercado entendemos los consumidores reales y potenciales de un producto.</text:p>
      <text:h text:style-name="Heading_20_2" text:outline-level="2"><text:bookmark-start text:name="__RefHeading___Toc140_2247864535"/>A) Tamaño, cuota y estructura del mercados<text:bookmark-end text:name="__RefHeading___Toc140_2247864535"/></text:h>
      <text:p text:style-name="P4"/>
      <text:p text:style-name="P11">Tamaño de mercado: <text:span text:style-name="T4">Es la cantidad total vendida de ese producto en un área.</text:span></text:p>
      <text:p text:style-name="P11">Cuota de mercado: <text:span text:style-name="T4">Es la cantidad de ventas de un producto por una empresa respecto al total de ventas.</text:span></text:p>
      <text:p text:style-name="P11">La estructura de un mercado <text:span text:style-name="T4">viene dada por los agentes que intervienen en ese mercado. Algunos de los agentes que intervienen son:</text:span></text:p>
      <text:list text:style-name="L13">
        <text:list-item>
          <text:p text:style-name="P35">Fabricante de bienes y empresas de servicios.</text:p>
        </text:list-item>
        <text:list-item>
          <text:p text:style-name="P35">Intermediarios o canal de distribución.</text:p>
        </text:list-item>
        <text:list-item>
          <text:p text:style-name="P35">Prescriptores<text:span text:style-name="T4">: Son los que influyen en la decisión de comprar un producto.</text:span></text:p>
        </text:list-item>
        <text:list-item>
          <text:p text:style-name="P35">Consumidores<text:span text:style-name="T4">.</text:span></text:p>
        </text:list-item>
      </text:list>
      <text:p text:style-name="P12"/>
      <text:h text:style-name="Heading_20_2" text:outline-level="2"><text:bookmark-start text:name="__RefHeading___Toc142_2247864535"/>B) Equilibrio de mercado:<text:bookmark-end text:name="__RefHeading___Toc142_2247864535"/></text:h>
      <text:p text:style-name="P12"/>
      <text:list text:style-name="L14">
        <text:list-item>
          <text:p text:style-name="P42">Un mercado está en equilibrio cuando la oferta es igual a la demanda.</text:p>
        </text:list-item>
        <text:list-item>
          <text:p text:style-name="P42">Si el precio es demasiado barato, habrá más demanda que oferta.</text:p>
        </text:list-item>
        <text:list-item>
          <text:p text:style-name="P42">Si el precio es demasiado caro, habrá más oferta que demanda.</text:p>
        </text:list-item>
      </text:list>
      <text:p text:style-name="P12"/>
      <text:h text:style-name="Heading_20_1" text:outline-level="1"><text:bookmark-start text:name="__RefHeading___Toc144_2247864535"/>2. Tipos de Mercado<text:bookmark-end text:name="__RefHeading___Toc144_2247864535"/></text:h>
      <text:p text:style-name="Text_20_body"/>
      <text:list text:style-name="L15">
        <text:list-item>
          <text:p text:style-name="P53"><text:span text:style-name="T2">Monopolio</text:span>: Sólo existe una empresa para todo el mercado, por lo que fija los precios que le convienen. Hoy en día están prohibidas por ley.</text:p>
        </text:list-item>
        <text:list-item>
          <text:p text:style-name="P53"><text:span text:style-name="T2">Oligopolio</text:span>: Hay pocas empresas, normalmente porque las cantidades de inversión son altas. Existen oligopolios con pactos para los precios y sin pactos.</text:p>
        </text:list-item>
        <text:list-item>
          <text:p text:style-name="P36">Competencia Perfecta: <text:span text:style-name="T4">Existen muchas empresas que ofertan los mismos porductos, por lo que el precio viene marcado por el mercado.</text:span></text:p>
        </text:list-item>
        <text:list-item>
          <text:p text:style-name="P36"><text:soft-page-break/>Competencia Monopolística: <text:span text:style-name="T4">Es el mercado existente, donde muchas empresas ofrecen el mismo producto pero buscan cambiar algo para diferenciar su producto de los demás. Si todos los productos fueran iguales, si alguien baja el precio de su producto obligaría a todos a bajar el precio del mismo.</text:span></text:p>
        </text:list-item>
      </text:list>
      <text:p text:style-name="P12"/>
      <text:h text:style-name="Heading_20_1" text:outline-level="1"><text:bookmark-start text:name="__RefHeading___Toc146_2247864535"/>3. La segmentación del mercado<text:bookmark-end text:name="__RefHeading___Toc146_2247864535"/></text:h>
      <text:p text:style-name="P12"/>
      <text:p text:style-name="P12">Significa dividir el mercado de clientes en grupos o tipos de clientes que comparten características, ya que no todos los productos valen para todos los clientes.</text:p>
      <text:p text:style-name="P12"/>
      <text:h text:style-name="Heading_20_2" text:outline-level="2"><text:bookmark-start text:name="__RefHeading___Toc152_2247864535"/>A) Cómo segmentar el mercado:<text:bookmark-end text:name="__RefHeading___Toc152_2247864535"/></text:h>
      <text:p text:style-name="P12"/>
      <text:p text:style-name="P12">Debemos primero pensar en qué clientes son los que pueden necesitar el producto. Después tenemos que decidir qué criterios de segmentación nos sirven para segmentar el mercado. Algunos de los criterios de segmentación son:</text:p>
      <text:list text:style-name="L16">
        <text:list-item>
          <text:p text:style-name="P43">Geográficos</text:p>
        </text:list-item>
        <text:list-item>
          <text:p text:style-name="P43">Demográficos</text:p>
        </text:list-item>
        <text:list-item>
          <text:p text:style-name="P43">Económicos</text:p>
        </text:list-item>
        <text:list-item>
          <text:p text:style-name="P43">Profesión</text:p>
        </text:list-item>
        <text:list-item>
          <text:p text:style-name="P43">Psicológicos</text:p>
        </text:list-item>
        <text:list-item>
          <text:p text:style-name="P43">Gustos</text:p>
        </text:list-item>
        <text:list-item>
          <text:p text:style-name="P43">Empresario</text:p>
        </text:list-item>
      </text:list>
      <text:h text:style-name="Heading_20_1" text:outline-level="1"><text:bookmark-start text:name="__RefHeading___Toc154_2247864535"/>4. Estudio del mercado: los clientes<text:bookmark-end text:name="__RefHeading___Toc154_2247864535"/></text:h>
      <text:p text:style-name="P12"/>
      <text:p text:style-name="P12">Muchos negocios fracasan por no realizar un estudio de mercado y no conocer a sus clientes objetivo, por lo que toman decisiones inadecuadas.</text:p>
      <text:p text:style-name="P12"/>
      <text:h text:style-name="Heading_20_2" text:outline-level="2"><text:bookmark-start text:name="__RefHeading___Toc156_2247864535"/>A) Análisis de nuestro cliente objetivo o “Target”<text:bookmark-end text:name="__RefHeading___Toc156_2247864535"/></text:h>
      <text:p text:style-name="P12"/>
      <text:p text:style-name="P12">¿Que necesitamos saber de nuestros clientes?</text:p>
      <text:list text:style-name="L17">
        <text:list-item>
          <text:p text:style-name="P44">Datos básicos</text:p>
        </text:list-item>
        <text:list-item>
          <text:p text:style-name="P44">Datos económicos</text:p>
        </text:list-item>
        <text:list-item>
          <text:p text:style-name="P44"><text:soft-page-break/>Gustos y preferencias</text:p>
        </text:list-item>
        <text:list-item>
          <text:p text:style-name="P44">Hábitos de compra</text:p>
        </text:list-item>
        <text:list-item>
          <text:p text:style-name="P44">¿Por qué lo compra?</text:p>
        </text:list-item>
      </text:list>
      <text:h text:style-name="Heading_20_1" text:outline-level="1">5. Método Scamper</text:h>
      <text:p text:style-name="P61"><text:span text:style-name="T2">S </text:span>→ <text:span text:style-name="T2">Sustituir</text:span></text:p>
      <text:p text:style-name="P61"><text:span text:style-name="T2">C →Combinar </text:span></text:p>
      <text:p text:style-name="P61"><text:span text:style-name="T2">A → Adaptar</text:span></text:p>
      <text:p text:style-name="P61"><text:span text:style-name="T2">M → Modificar</text:span></text:p>
      <text:p text:style-name="P61"><text:span text:style-name="T2">P → Para otras cosas</text:span></text:p>
      <text:p text:style-name="P61"><text:span text:style-name="T2">E → Eliminar</text:span></text:p>
      <text:p text:style-name="P61"><text:span text:style-name="T2">R →Reordenar</text:span></text:p>
      <text:p text:style-name="P45">El método SCAMPER son una serie de preguntas que deben de plantearse con un producto para mejorarlo y conseguir uno que sea más llamativo para los clientes, dándole una opción nueva para diferenciarnos de los demás productos similares.</text:p>
      <text:h text:style-name="P16" text:outline-level="1" text:is-list-header="true"><text:bookmark-start text:name="__RefHeading___Toc158_2247864535"/>TEMA 3<text:bookmark-end text:name="__RefHeading___Toc158_2247864535"/></text:h>
      <text:p text:style-name="P6"/>
      <text:h text:style-name="Heading_20_1" text:outline-level="1"><text:bookmark-start text:name="__RefHeading___Toc160_2247864535"/>1. El entorno general de las empresas<text:bookmark-end text:name="__RefHeading___Toc160_2247864535"/></text:h>
      <text:p text:style-name="P4">Las empresas se desenvuelven en un entorno que les afecta en su actividad diaria. Para ello las empresas deben hacer un análisis <text:span text:style-name="T2">P.E.S.T.:</text:span></text:p>
      <text:p text:style-name="P11">P → Factores político-legales</text:p>
      <text:p text:style-name="P11">E → Factores Económicos</text:p>
      <text:p text:style-name="P11">S → Factores Socioculturales</text:p>
      <text:p text:style-name="P11">T → Factores Tecnológicos</text:p>
      <text:h text:style-name="P21" text:outline-level="1"><text:bookmark-start text:name="__RefHeading___Toc162_2247864535"/>2. Tipos de entorno: sencillo/cambiante<text:bookmark-end text:name="__RefHeading___Toc162_2247864535"/></text:h>
      <text:p text:style-name="P7"/>
      <text:p text:style-name="P4">Los entornos pueden ser sencillos (una panadería) si tienen pocos cambios o cambiantes (nuestro sector) si sufren muchos cambios. Debemos analizar cuatro características:</text:p>
      <text:list text:style-name="L18">
        <text:list-item>
          <text:p text:style-name="P54"><text:span text:style-name="T2">Estabilidad: </text:span><text:span text:style-name="T4">Cuando el entrono es estable o fácil de predecir</text:span></text:p>
        </text:list-item>
        <text:list-item>
          <text:p text:style-name="P54"><text:span text:style-name="T2">Complejidad: </text:span><text:span text:style-name="T4">Si los conocimientos que requiere son simples y no necesitan actualizarse.</text:span></text:p>
        </text:list-item>
        <text:list-item>
          <text:p text:style-name="P54"><text:span text:style-name="T2">Integración: </text:span><text:span text:style-name="T4">Hace referencia a si las empresas venden en un sólo mercado.</text:span></text:p>
        </text:list-item>
        <text:list-item>
          <text:p text:style-name="P54"><text:soft-page-break/><text:span text:style-name="T2">Hostilidad: </text:span><text:span text:style-name="T4">Si hay competencia o no.</text:span></text:p>
        </text:list-item>
      </text:list>
      <text:p text:style-name="P12"/>
      <text:h text:style-name="Heading_20_1" text:outline-level="1"><text:bookmark-start text:name="__RefHeading___Toc164_2247864535"/>3. El entorno específico del sector o microentorno<text:bookmark-end text:name="__RefHeading___Toc164_2247864535"/></text:h>
      <text:p text:style-name="Text_20_body"/>
      <text:p text:style-name="P4">También les afectan factores más propios de su sector, cómo los competidores, los proveedores, los clientes o el producto.</text:p>
      <text:p text:style-name="P4">Fuerzas competitivas del modelo para estudiar los elementos:</text:p>
      <text:list text:style-name="L19">
        <text:list-item>
          <text:p text:style-name="P55">Grado de competencia entre empresas actuales:</text:p>
          <text:list>
            <text:list-item>
              <text:p text:style-name="P55">Número de empresas que existen</text:p>
            </text:list-item>
            <text:list-item>
              <text:p text:style-name="P55">Crecimiento del sector</text:p>
            </text:list-item>
            <text:list-item>
              <text:p text:style-name="P55">Diferenciar el producto de otro de la empresa</text:p>
            </text:list-item>
            <text:list-item>
              <text:p text:style-name="P55">Exceso de capacidad de producción</text:p>
            </text:list-item>
            <text:list-item>
              <text:p text:style-name="P55">Barreras de salida del sector</text:p>
            </text:list-item>
          </text:list>
        </text:list-item>
        <text:list-item>
          <text:p text:style-name="P55">Posibilidad de entrada de nuevos competidores (Barreras de entrada):</text:p>
          <text:list>
            <text:list-item>
              <text:p text:style-name="P55">Necesidad de inversión</text:p>
            </text:list-item>
            <text:list-item>
              <text:p text:style-name="P55">Diferenciación del producto</text:p>
            </text:list-item>
            <text:list-item>
              <text:p text:style-name="P55">Dificultad para acceder a los canales de distribución</text:p>
            </text:list-item>
            <text:list-item>
              <text:p text:style-name="P55">Requisitos legales</text:p>
            </text:list-item>
          </text:list>
        </text:list-item>
        <text:list-item>
          <text:p text:style-name="P55">Amenaza de otros productos:</text:p>
          <text:list>
            <text:list-item>
              <text:p text:style-name="P55">Productos que tienen el mismo uso y satisfacen la misma necesidad que el nuestro.</text:p>
            </text:list-item>
          </text:list>
        </text:list-item>
        <text:list-item>
          <text:p text:style-name="P55">Poder de negociación de proveedores y de clientes.</text:p>
        </text:list-item>
      </text:list>
      <text:p text:style-name="P4"/>
      <text:h text:style-name="Heading_20_1" text:outline-level="1"><text:bookmark-start text:name="__RefHeading___Toc166_2247864535"/>4. Análisis de la competencia<text:bookmark-end text:name="__RefHeading___Toc166_2247864535"/></text:h>
      <text:p text:style-name="Text_20_body"/>
      <text:p text:style-name="P4">Que necesitamos conocer de la competencia:</text:p>
      <text:list text:style-name="L20">
        <text:list-item>
          <text:p text:style-name="P56">Cuántos son y como se llaman</text:p>
        </text:list-item>
        <text:list-item>
          <text:p text:style-name="P56">Qué venden</text:p>
        </text:list-item>
        <text:list-item>
          <text:p text:style-name="P56">Cuánto venden</text:p>
        </text:list-item>
        <text:list-item>
          <text:p text:style-name="P56">Precios</text:p>
        </text:list-item>
        <text:list-item>
          <text:p text:style-name="P56">Promoción</text:p>
        </text:list-item>
        <text:list-item>
          <text:p text:style-name="P56">Distribución</text:p>
        </text:list-item>
        <text:list-item>
          <text:p text:style-name="P56"><text:soft-page-break/>Satisfacción y atención al cliente</text:p>
        </text:list-item>
        <text:list-item>
          <text:p text:style-name="P56">Estrategias</text:p>
        </text:list-item>
        <text:list-item>
          <text:p text:style-name="P56">D.A.F.O.</text:p>
        </text:list-item>
      </text:list>
      <text:h text:style-name="Heading_20_1" text:outline-level="1"><text:bookmark-start text:name="__RefHeading___Toc168_2247864535"/>5. El análisis D.A.F.O. del entorno y de la empresa<text:bookmark-end text:name="__RefHeading___Toc168_2247864535"/></text:h>
      <text:p text:style-name="Text_20_body"/>
      <text:p text:style-name="P4">Es un análisis que nos sirve para conocer el mercado y a nuestra empresa con respecto a dicho mercado.</text:p>
      <text:p text:style-name="P4"><text:span text:style-name="T2">D</text:span> → <text:span text:style-name="T2">Debilidades</text:span> de nuestra empresa</text:p>
      <text:p text:style-name="P4"><text:span text:style-name="T2">A</text:span> → <text:span text:style-name="T2">Amenazas</text:span> del mercado</text:p>
      <text:p text:style-name="P4"><text:span text:style-name="T2">F</text:span> → <text:span text:style-name="T2">Fortalezas</text:span> de nuestra empresa</text:p>
      <text:p text:style-name="P4"><text:span text:style-name="T2">O → Oportunidades</text:span><text:span text:style-name="T4"> del mercados</text:span></text:p>
      <text:p text:style-name="P12"/>
      <text:p text:style-name="P4"><text:span text:style-name="T4">Este análisis no sirve de nada si posteriormente no hacemos un estudio </text:span><text:span text:style-name="T2">C.A.M.E.:</text:span></text:p>
      <text:p text:style-name="P12"/>
      <text:p text:style-name="P4"><text:span text:style-name="T2">C</text:span><text:span text:style-name="T4"> → </text:span><text:span text:style-name="T2">Corregir</text:span><text:span text:style-name="T4"> nuestras debilidades</text:span></text:p>
      <text:p text:style-name="P4"><text:span text:style-name="T2">A</text:span><text:span text:style-name="T4"> → </text:span><text:span text:style-name="T2">Afrontar</text:span><text:span text:style-name="T4"> las amenazas</text:span></text:p>
      <text:p text:style-name="P4"><text:span text:style-name="T2">M</text:span><text:span text:style-name="T4"> → </text:span><text:span text:style-name="T2">Mantener</text:span><text:span text:style-name="T4"> las fortalezas</text:span></text:p>
      <text:p text:style-name="P4"><text:span text:style-name="T2">E</text:span><text:span text:style-name="T4"> → </text:span><text:span text:style-name="T2">Explotar</text:span><text:span text:style-name="T4"> las oportunidades</text:span></text:p>
      <text:h text:style-name="Heading_20_1" text:outline-level="1"><text:bookmark-start text:name="__RefHeading___Toc170_2247864535"/>6. Localización del proyecto empresarial<text:bookmark-end text:name="__RefHeading___Toc170_2247864535"/></text:h>
      <text:p text:style-name="P14">Hay ideas que fracasan en su intento de negocio debido a una mala localización.</text:p>
      <text:p text:style-name="P14">Factores a tener en cuenta de la localización:</text:p>
      <text:list text:style-name="L21">
        <text:list-item>
          <text:p text:style-name="P57">Sector industrial o sector servicios: </text:p>
          <text:list>
            <text:list-item>
              <text:p text:style-name="P57">Sector industrial en polígonos industriales</text:p>
            </text:list-item>
            <text:list-item>
              <text:p text:style-name="P57">Sector servicios deben de estar cerca de clientes o fácil accesibilidad</text:p>
            </text:list-item>
          </text:list>
        </text:list-item>
        <text:list-item>
          <text:p text:style-name="P57">Los costes del local</text:p>
        </text:list-item>
        <text:list-item>
          <text:p text:style-name="P57">La demanda de la zona</text:p>
        </text:list-item>
        <text:list-item>
          <text:p text:style-name="P57">La competencia en la zona</text:p>
        </text:list-item>
        <text:list-item>
          <text:p text:style-name="P57">Las comunicaciones</text:p>
        </text:list-item>
        <text:list-item>
          <text:p text:style-name="P57">La legislación y las ayudas</text:p>
        </text:list-item>
        <text:list-item>
          <text:p text:style-name="P57">Recursos humanos</text:p>
        </text:list-item>
      </text:list>
      <text:p text:style-name="P14"/>
      <text:h text:style-name="P26" text:outline-level="2"><text:bookmark-start text:name="__RefHeading___Toc172_2247864535"/><text:soft-page-break/>La externalización o deslocalización:<text:bookmark-end text:name="__RefHeading___Toc172_2247864535"/></text:h>
      <text:p text:style-name="P14">Se trata de ubicar la producción de la empresa en otro país buscando unos costes salariales más baratos. </text:p>
      <text:p text:style-name="P14">Esto conlleva unos riesgos o costes encubiertos:</text:p>
      <text:list text:style-name="L22">
        <text:list-item>
          <text:p text:style-name="P58">El coste de la baja calidad.</text:p>
        </text:list-item>
        <text:list-item>
          <text:p text:style-name="P58">El coste de aprendizaje.</text:p>
        </text:list-item>
        <text:list-item>
          <text:p text:style-name="P58">El coste de la baja productividad (mientras dura el aprendizaje).</text:p>
        </text:list-item>
        <text:list-item>
          <text:p text:style-name="P58">El coste de la alta rotación de personal.</text:p>
        </text:list-item>
      </text:list>
      <text:h text:style-name="Heading_20_1" text:outline-level="1"><text:bookmark-start text:name="__RefHeading___Toc174_2247864535"/>7. La cultura empresarial e imagen corporativa.<text:bookmark-end text:name="__RefHeading___Toc174_2247864535"/></text:h>
      <text:p text:style-name="Text_20_body"/>
      <text:p text:style-name="P14">Las empresas tienen una cultura que influye en sus miembros. Se conoce por <text:span text:style-name="T2">cultura empresarial </text:span>al conjunto de valores y creencias compartidas por sus miembros. Estos se transmiten de dos formas:</text:p>
      <text:list text:style-name="L23">
        <text:list-item>
          <text:p text:style-name="P59">Las normas escritas</text:p>
        </text:list-item>
        <text:list-item>
          <text:p text:style-name="P59">Las normas no escritas que se dan en el día a día.</text:p>
        </text:list-item>
      </text:list>
      <text:p text:style-name="P14">Entendemos por <text:span text:style-name="T2">imagen corporativa </text:span>el conjunto de impresiones que la empresa suscita en el público. Se puede transmitir de dos formas: </text:p>
      <text:list text:style-name="L24">
        <text:list-item>
          <text:p text:style-name="P60">De forma intencionada: a través de campañas de marketing y publicidad.</text:p>
        </text:list-item>
        <text:list-item>
          <text:p text:style-name="P60">De forma espontánea: a través de la actuación cotidiana de la empresa que es observada por los clientes y la sociedad en general.</text:p>
        </text:list-item>
      </text:list>
      <text:p text:style-name="P14"/>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3T14:45:41.957000000</meta:creation-date>
    <dc:date>2023-10-23T22:15:42.661000000</dc:date>
    <meta:editing-duration>PT3H19M27S</meta:editing-duration>
    <meta:editing-cycles>4</meta:editing-cycles>
    <meta:generator>LibreOffice/7.4.2.3$Windows_X86_64 LibreOffice_project/382eef1f22670f7f4118c8c2dd222ec7ad009daf</meta:generator>
    <meta:document-statistic meta:table-count="1" meta:image-count="0" meta:object-count="0" meta:page-count="11" meta:paragraph-count="243" meta:word-count="1986" meta:character-count="11509" meta:non-whitespace-character-count="9865"/>
  </office:meta>
</office:document-meta>
</file>